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uginPropertyEditorPanel.PluginPropertyEditor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luginPropertyTableModel.isCellEditable( int rowIndex , int column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luginPropertyEditorPanel.propertyChange( PropertyChangeEvent ev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luginPropertyEditorPanel.setPlugin( Plugin plu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luginPropertyTableModel.compare( Object o1 , Objec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luginPropertyEditorPanel.initCompon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luginPropertyTableModel.PluginPropertyTableModel( Plugin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luginPropertyTableModel.setValueAt( Object aValue , int rowIndex , int column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luginPropertyEditorPanel.setupListen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luginPropertyEditorPanel.windowClosed( Window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inPropertyEditorPanel.getPlu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inPropertyTableModel.getValueAt( int row , int co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luginPropertyTableModel.translateValueIfNeeded( int row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luginPropertyTableModel.getRow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inTableCellEditor.PluginTableCell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luginPropertyEditorPanel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luginTableCellEditor.getCellEdito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inPropertyTableModel.getColumnName( int colum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inPropertyTableModel.getColum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inPropertyTableModel.getDescri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uginTableCellEditor.getTableCellEditorComponent( JTable table , Object value , boolean isSelected , int row , int colum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